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c55f1"/>
    </style:style>
    <style:style style:name="P4" style:family="paragraph" style:parent-style-name="Standard">
      <style:paragraph-properties fo:text-align="center" style:justify-single-word="false"/>
      <style:text-properties officeooo:paragraph-rsid="0021bf4c"/>
    </style:style>
    <style:style style:name="P5" style:family="paragraph" style:parent-style-name="Standard">
      <style:paragraph-properties fo:text-align="center" style:justify-single-word="false"/>
      <style:text-properties officeooo:paragraph-rsid="0034f5f9"/>
    </style:style>
    <style:style style:name="P6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1c55f1" officeooo:paragraph-rsid="001c55f1" style:font-size-asian="14pt" style:font-weight-asian="bold" style:font-name-complex="Tibetan Machine Uni2" style:font-size-complex="14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style:font-name="Abyssinica SIL1" fo:font-size="12pt" fo:font-weight="normal" officeooo:rsid="001c55f1" officeooo:paragraph-rsid="001c55f1" style:font-size-asian="10.5pt" style:font-weight-asian="normal" style:font-name-complex="Tibetan Machine Uni2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use-window-font-color="true" style:font-name="Abyssinica SIL1" fo:font-size="12pt" fo:font-weight="normal" officeooo:rsid="0021bf4c" officeooo:paragraph-rsid="0021bf4c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style:use-window-font-color="true" style:font-name="Abyssinica SIL1" fo:font-size="12pt" fo:font-weight="normal" officeooo:rsid="0023ba51" officeooo:paragraph-rsid="0023ba51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style:use-window-font-color="true" style:font-name="Abyssinica SIL1" fo:font-size="12pt" fo:font-weight="normal" officeooo:rsid="0025652d" officeooo:paragraph-rsid="0025652d" style:font-size-asian="10.5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justify" style:justify-single-word="false"/>
      <style:text-properties style:use-window-font-color="true" style:font-name="Abyssinica SIL1" fo:font-size="12pt" fo:font-weight="normal" officeooo:rsid="0034f5f9" officeooo:paragraph-rsid="0034f5f9" style:font-size-asian="10.5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justify" style:justify-single-word="false"/>
      <style:text-properties style:use-window-font-color="true" style:font-name="Abyssinica SIL1" fo:font-size="12pt" fo:font-weight="normal" officeooo:rsid="0035b576" officeooo:paragraph-rsid="0035b576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style:font-name="Abyssinica SIL1" fo:font-size="12pt" fo:font-weight="bold" officeooo:rsid="001c55f1" officeooo:paragraph-rsid="001c55f1" style:font-size-asian="10.5pt" style:font-weight-asian="bold" style:font-name-complex="Tibetan Machine Uni2" style:font-size-complex="12pt" style:font-weight-complex="bold"/>
    </style:style>
    <style:style style:name="P14" style:family="paragraph" style:parent-style-name="Standard" style:list-style-name="L3">
      <style:paragraph-properties fo:text-align="justify" style:justify-single-word="false"/>
      <style:text-properties style:use-window-font-color="true" style:font-name="Abyssinica SIL1" fo:font-size="12pt" fo:font-style="normal" fo:font-weight="normal" officeooo:rsid="0025652d" officeooo:paragraph-rsid="0025652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7">
      <style:paragraph-properties fo:text-align="justify" style:justify-single-word="false"/>
      <style:text-properties style:use-window-font-color="true" style:font-name="Abyssinica SIL1" fo:font-size="12pt" fo:font-style="normal" fo:font-weight="normal" officeooo:rsid="0035b576" officeooo:paragraph-rsid="0035b57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use-window-font-color="true" style:font-name="Abyssinica SIL1" fo:font-size="12pt" fo:font-style="normal" style:text-underline-style="none" fo:font-weight="normal" officeooo:rsid="0026c7a1" officeooo:paragraph-rsid="0026c7a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style:use-window-font-color="true" style:font-name="Abyssinica SIL1" fo:font-size="12pt" fo:font-style="normal" style:text-underline-style="none" fo:font-weight="normal" officeooo:rsid="00270baa" officeooo:paragraph-rsid="00270ba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style:use-window-font-color="true" style:font-name="Abyssinica SIL1" fo:font-size="12pt" fo:font-style="normal" style:text-underline-style="none" fo:font-weight="normal" officeooo:rsid="002805ff" officeooo:paragraph-rsid="002805f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byssinica SIL1" fo:font-size="12pt" fo:font-style="normal" style:text-underline-style="none" fo:font-weight="normal" officeooo:rsid="002805ff" officeooo:paragraph-rsid="002805f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use-window-font-color="true" fo:font-style="normal" fo:font-weight="normal" officeooo:rsid="001cd4d1" officeooo:paragraph-rsid="001cd4d1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use-window-font-color="true" fo:font-style="normal" fo:font-weight="bold" officeooo:rsid="001e7911" officeooo:paragraph-rsid="001e7911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tyle="normal" fo:font-weight="bold" officeooo:rsid="001e7911" officeooo:paragraph-rsid="001e7911" style:font-style-asian="normal" style:font-weight-asian="bold" style:font-style-complex="normal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style:use-window-font-color="true" fo:font-style="normal" fo:font-weight="bold" officeooo:rsid="001fefcf" officeooo:paragraph-rsid="001fefcf" style:font-style-asian="normal" style:font-weight-asian="bold" style:font-style-complex="normal" style:font-weight-complex="bold"/>
    </style:style>
    <style:style style:name="P24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296be1" officeooo:paragraph-rsid="00296b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2ba2d5" officeooo:paragraph-rsid="002ba2d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2d0737" officeooo:paragraph-rsid="002d0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2d0737" officeooo:paragraph-rsid="002d0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2dba26" officeooo:paragraph-rsid="002dba2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2dd64b" officeooo:paragraph-rsid="002dd64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2fcf8e" officeooo:paragraph-rsid="002fcf8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2fcf8e" officeooo:paragraph-rsid="002fcf8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0c70d" officeooo:paragraph-rsid="0030c70d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1ad83" officeooo:paragraph-rsid="0031ad8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35086" officeooo:paragraph-rsid="0033508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1c55f1"/>
    </style:style>
    <style:style style:name="P36" style:family="paragraph" style:parent-style-name="Standard">
      <style:paragraph-properties fo:text-align="justify" style:justify-single-word="false"/>
      <style:text-properties officeooo:paragraph-rsid="001c55f1"/>
    </style:style>
    <style:style style:name="P37" style:family="paragraph" style:parent-style-name="Standard" style:list-style-name="L2">
      <style:paragraph-properties fo:text-align="justify" style:justify-single-word="false"/>
      <style:text-properties officeooo:paragraph-rsid="001fefcf"/>
    </style:style>
    <style:style style:name="P38" style:family="paragraph" style:parent-style-name="Standard" style:list-style-name="L6">
      <style:paragraph-properties fo:text-align="justify" style:justify-single-word="false"/>
      <style:text-properties officeooo:paragraph-rsid="00335086"/>
    </style:style>
    <style:style style:name="P39" style:family="paragraph" style:parent-style-name="Standard" style:list-style-name="L7">
      <style:paragraph-properties fo:text-align="justify" style:justify-single-word="false"/>
      <style:text-properties officeooo:paragraph-rsid="0035b576"/>
    </style:style>
    <style:style style:name="P40" style:family="paragraph" style:parent-style-name="Standard" style:list-style-name="L1">
      <style:paragraph-properties fo:text-align="justify" style:justify-single-word="false"/>
      <style:text-properties fo:font-weight="bold" officeooo:rsid="001c55f1" officeooo:paragraph-rsid="001c55f1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1c55f1" officeooo:paragraph-rsid="001c55f1" style:font-weight-asian="bold" style:font-weight-complex="bold"/>
    </style:style>
    <style:style style:name="P42" style:family="paragraph" style:parent-style-name="Standard" style:list-style-name="L2">
      <style:paragraph-properties fo:text-align="justify" style:justify-single-word="false"/>
      <style:text-properties fo:font-weight="bold" officeooo:rsid="001c55f1" officeooo:paragraph-rsid="001c55f1" style:font-weight-asian="bold" style:font-weight-complex="bold"/>
    </style:style>
    <style:style style:name="P43" style:family="paragraph" style:parent-style-name="Standard" style:list-style-name="L2">
      <style:paragraph-properties fo:text-align="justify" style:justify-single-word="false"/>
      <style:text-properties fo:font-weight="normal" officeooo:rsid="001c55f1" officeooo:paragraph-rsid="001c55f1" style:font-weight-asian="normal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fo:font-weight="normal" officeooo:rsid="001cd4d1" officeooo:paragraph-rsid="001cd4d1" style:font-weight-asian="normal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fo:font-style="normal" fo:font-weight="normal" officeooo:rsid="001cd4d1" officeooo:paragraph-rsid="001cd4d1" style:font-style-asian="normal" style:font-weight-asian="normal" style:font-style-complex="normal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fo:color="#8d281e" fo:font-style="normal" fo:font-weight="normal" officeooo:rsid="001cd4d1" officeooo:paragraph-rsid="001cd4d1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8d281e" style:font-name="Tibetan Machine Uni1" fo:font-size="14pt" fo:font-weight="bold" officeooo:rsid="001c55f1" officeooo:paragraph-rsid="0021bf4c" style:font-size-asian="14pt" style:font-weight-asian="bold" style:font-name-complex="Tibetan Machine Uni2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8d281e" style:font-name="Tibetan Machine Uni" fo:font-size="14pt" fo:font-weight="bold" officeooo:rsid="001c55f1" officeooo:paragraph-rsid="001c55f1" style:font-size-asian="14pt" style:font-weight-asian="bold" style:font-name-complex="Tibetan Machine Uni2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8d281e" style:text-position="0% 100%" style:font-name="Tibetan Machine Uni1" fo:font-size="14pt" fo:font-style="normal" style:text-underline-style="none" fo:font-weight="bold" officeooo:rsid="00296be1" officeooo:paragraph-rsid="00296b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8d281e" style:text-position="0% 100%" style:font-name="Tibetan Machine Uni1" fo:font-size="14pt" fo:font-style="normal" style:text-underline-style="none" fo:font-weight="bold" officeooo:rsid="002dba26" officeooo:paragraph-rsid="002dba2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8d281e" style:text-position="0% 100%" style:font-name="Tibetan Machine Uni1" fo:font-size="14pt" fo:font-style="normal" style:text-underline-style="none" fo:font-weight="bold" officeooo:rsid="0030c70d" officeooo:paragraph-rsid="0030c70d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2" style:family="paragraph" style:parent-style-name="Standard" style:list-style-name="L2">
      <style:paragraph-properties fo:text-align="justify" style:justify-single-word="false"/>
      <style:text-properties officeooo:rsid="001fefcf" officeooo:paragraph-rsid="001fefcf"/>
    </style:style>
    <style:style style:name="P53" style:family="paragraph" style:parent-style-name="Standard" style:list-style-name="L2">
      <style:paragraph-properties fo:text-align="justify" style:justify-single-word="false"/>
      <style:text-properties officeooo:rsid="0021bf4c" officeooo:paragraph-rsid="0021bf4c"/>
    </style:style>
    <style:style style:name="P54" style:family="paragraph" style:parent-style-name="Standard">
      <style:paragraph-properties fo:text-align="justify" style:justify-single-word="false"/>
      <style:text-properties officeooo:rsid="0021bf4c" officeooo:paragraph-rsid="0021bf4c"/>
    </style:style>
    <style:style style:name="P55" style:family="paragraph" style:parent-style-name="Standard" style:list-style-name="L6">
      <style:paragraph-properties fo:text-align="justify" style:justify-single-word="false"/>
      <style:text-properties officeooo:rsid="00335086" officeooo:paragraph-rsid="00335086"/>
    </style:style>
    <style:style style:name="P56" style:family="paragraph" style:parent-style-name="Standard">
      <style:paragraph-properties fo:text-align="justify" style:justify-single-word="false"/>
      <style:text-properties officeooo:rsid="00335086" officeooo:paragraph-rsid="00335086"/>
    </style:style>
    <style:style style:name="P57" style:family="paragraph" style:parent-style-name="Standard" style:list-style-name="L7">
      <style:paragraph-properties fo:text-align="justify" style:justify-single-word="false"/>
      <style:text-properties officeooo:rsid="0036b1bc" officeooo:paragraph-rsid="0036b1bc"/>
    </style:style>
    <style:style style:name="P58" style:family="paragraph" style:parent-style-name="Standard" style:list-style-name="L7">
      <style:paragraph-properties fo:text-align="justify" style:justify-single-word="false"/>
      <style:text-properties officeooo:rsid="0037689a" officeooo:paragraph-rsid="0037689a"/>
    </style:style>
    <style:style style:name="T1" style:family="text">
      <style:text-properties style:font-name="Abyssinica SIL" fo:font-size="10pt" style:font-size-asian="10pt" style:font-name-complex="Abyssinica SIL2" style:font-size-complex="10pt"/>
    </style:style>
    <style:style style:name="T2" style:family="text">
      <style:text-properties style:font-name="Abyssinica SIL" fo:font-size="10pt" officeooo:rsid="001c55f1" style:font-size-asian="10pt" style:font-name-complex="Abyssinica SIL2" style:font-size-complex="10pt"/>
    </style:style>
    <style:style style:name="T3" style:family="text">
      <style:text-properties fo:color="#c9211e" style:font-name="Tibetan Machine Uni" fo:font-size="14pt" fo:font-weight="bold" style:font-size-asian="14pt" style:font-weight-asian="bold" style:font-name-complex="Tibetan Machine Uni2" style:font-size-complex="14pt" style:font-weight-complex="bold"/>
    </style:style>
    <style:style style:name="T4" style:family="text">
      <style:text-properties fo:color="#c9211e" style:font-name="Tibetan Machine Uni" fo:font-size="14pt" fo:font-weight="bold" officeooo:rsid="001c55f1" style:font-size-asian="14pt" style:font-weight-asian="bold" style:font-name-complex="Tibetan Machine Uni2" style:font-size-complex="14pt" style:font-weight-complex="bold"/>
    </style:style>
    <style:style style:name="T5" style:family="text">
      <style:text-properties style:use-window-font-color="true" style:font-name="Tibetan Machine Uni" fo:font-size="14pt" fo:font-weight="bold" officeooo:rsid="001c55f1" style:font-size-asian="14pt" style:font-weight-asian="bold" style:font-name-complex="Tibetan Machine Uni2" style:font-size-complex="14pt" style:font-weight-complex="bold"/>
    </style:style>
    <style:style style:name="T6" style:family="text">
      <style:text-properties style:use-window-font-color="true" style:font-name="Abyssinica SIL1" fo:font-size="12pt" fo:font-weight="normal" officeooo:rsid="001c55f1" style:font-size-asian="10.5pt" style:font-weight-asian="normal" style:font-name-complex="Tibetan Machine Uni2" style:font-size-complex="12pt" style:font-weight-complex="normal"/>
    </style:style>
    <style:style style:name="T7" style:family="text">
      <style:text-properties style:use-window-font-color="true" style:font-name="Abyssinica SIL1" fo:font-size="12pt" fo:font-weight="normal" style:font-size-asian="10.5pt" style:font-weight-asian="normal" style:font-name-complex="Tibetan Machine Uni2" style:font-size-complex="12pt" style:font-weight-complex="normal"/>
    </style:style>
    <style:style style:name="T8" style:family="text">
      <style:text-properties style:use-window-font-color="true" style:font-name="Abyssinica SIL1" fo:font-size="12pt" style:font-size-asian="10.5pt" style:font-name-complex="Tibetan Machine Uni2" style:font-size-complex="12pt"/>
    </style:style>
    <style:style style:name="T9" style:family="text">
      <style:text-properties style:use-window-font-color="true" style:font-name="Abyssinica SIL1" fo:font-size="12pt" fo:font-style="italic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" style:family="text">
      <style:text-properties style:use-window-font-color="true" style:font-name="Abyssinica SIL1" fo:font-size="12pt" fo:font-style="normal" style:font-size-asian="10.5pt" style:font-style-asian="normal" style:font-name-complex="Tibetan Machine Uni2" style:font-size-complex="12pt" style:font-style-complex="normal"/>
    </style:style>
    <style:style style:name="T11" style:family="text">
      <style:text-properties style:use-window-font-color="true" style:text-position="0% 100%" style:font-name="Abyssinica SIL1" fo:font-size="12pt" fo:font-style="italic" fo:font-weight="bold" officeooo:rsid="001fefcf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2" style:family="text">
      <style:text-properties style:use-window-font-color="true" style:text-position="0% 100%" style:font-name="Abyssinica SIL1" fo:font-size="12pt" fo:font-style="italic" style:text-underline-style="none" fo:font-weight="bold" officeooo:rsid="0033508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3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4" style:family="text">
      <style:text-properties style:use-window-font-color="true" style:text-position="0% 100%" style:font-name="Abyssinica SIL1" fo:font-size="12pt" fo:font-style="normal" fo:font-weight="normal" officeooo:rsid="001fefc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fo:font-weight="normal" officeooo:rsid="0021bf4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normal" officeooo:rsid="0033508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normal" officeooo:rsid="0035b57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0% 100%" style:font-name="Abyssinica SIL1" fo:font-size="12pt" fo:font-style="italic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24" style:family="text">
      <style:text-properties style:text-position="0% 100%" style:font-name="Abyssinica SIL1" fo:font-size="12pt" fo:font-style="italic" style:font-size-asian="10.5pt" style:font-style-asian="italic" style:font-name-complex="Tibetan Machine Uni2" style:font-size-complex="12pt" style:font-style-complex="italic"/>
    </style:style>
    <style:style style:name="T25" style:family="text">
      <style:text-properties style:text-position="0% 100%" style:font-name="Abyssinica SIL1" fo:font-size="12pt" style:font-size-asian="10.5pt" style:font-name-complex="Tibetan Machine Uni2" style:font-size-complex="12pt"/>
    </style:style>
    <style:style style:name="T26" style:family="text">
      <style:text-properties style:text-position="0% 100%" style:font-name="Abyssinica SIL1" fo:font-size="12pt" fo:font-weight="normal" style:font-size-asian="10.5pt" style:font-weight-asian="normal" style:font-name-complex="Tibetan Machine Uni2" style:font-size-complex="12pt" style:font-weight-complex="normal"/>
    </style:style>
    <style:style style:name="T27" style:family="text">
      <style:text-properties style:text-position="0% 100%" fo:font-style="normal" style:font-style-asian="normal" style:font-name-complex="Tibetan Machine Uni2" style:font-style-complex="norm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font-style="normal" officeooo:rsid="0021bf4c" style:font-style-asian="normal" style:font-style-complex="normal"/>
    </style:style>
    <style:style style:name="T30" style:family="text">
      <style:text-properties style:text-position="0% 100%" fo:font-style="normal" fo:font-weight="bold" style:font-style-asian="normal" style:font-weight-asian="bold" style:font-name-complex="Tibetan Machine Uni2" style:font-style-complex="normal" style:font-weight-complex="bold"/>
    </style:style>
    <style:style style:name="T31" style:family="text">
      <style:text-properties style:text-position="0% 100%" fo:font-style="normal" style:text-underline-style="none" style:font-style-asian="normal" style:font-name-complex="Tibetan Machine Uni2" style:font-style-complex="normal"/>
    </style:style>
    <style:style style:name="T32" style:family="text">
      <style:text-properties style:text-position="0% 100%" fo:font-style="italic" fo:font-weight="bold" style:font-style-asian="italic" style:font-weight-asian="bold" style:font-name-complex="Tibetan Machine Uni2" style:font-style-complex="italic" style:font-weight-complex="bold"/>
    </style:style>
    <style:style style:name="T33" style:family="text">
      <style:text-properties style:text-position="0% 100%" fo:font-style="italic" style:text-underline-style="none" fo:font-weight="bold" style:font-style-asian="italic" style:font-weight-asian="bold" style:font-name-complex="Tibetan Machine Uni2" style:font-style-complex="italic" style:font-weight-complex="bold"/>
    </style:style>
    <style:style style:name="T34" style:family="text">
      <style:text-properties style:text-position="0% 100%" style:font-name-complex="Tibetan Machine Uni2"/>
    </style:style>
    <style:style style:name="T35" style:family="text">
      <style:text-properties style:text-position="0% 100%" officeooo:rsid="002805ff" style:font-name-complex="Tibetan Machine Uni2"/>
    </style:style>
    <style:style style:name="T36" style:family="text">
      <style:text-properties style:text-position="0% 100%" style:text-underline-style="solid" style:text-underline-width="auto" style:text-underline-color="font-color" style:font-name-complex="Tibetan Machine Uni2"/>
    </style:style>
    <style:style style:name="T37" style:family="text">
      <style:text-properties style:text-position="0% 100%" fo:font-weight="bold" style:font-weight-asian="bold" style:font-name-complex="Tibetan Machine Uni2" style:font-weight-complex="bold"/>
    </style:style>
    <style:style style:name="T38" style:family="text">
      <style:text-properties style:text-position="0% 100%" style:text-underline-style="none" style:font-name-complex="Tibetan Machine Uni2"/>
    </style:style>
    <style:style style:name="T39" style:family="text">
      <style:text-properties style:font-name="Abyssinica SIL1" fo:font-size="12pt" style:font-size-asian="10.5pt" style:font-name-complex="Tibetan Machine Uni2" style:font-size-complex="12pt"/>
    </style:style>
    <style:style style:name="T40" style:family="text">
      <style:text-properties officeooo:rsid="0021bf4c"/>
    </style:style>
    <style:style style:name="T41" style:family="text">
      <style:text-properties fo:color="#8d281e" style:text-position="0% 100%" style:font-name="Tibetan Machine Uni" fo:font-size="14pt" fo:font-style="normal" fo:font-weight="bold" officeooo:rsid="0021bf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42" style:family="text">
      <style:text-properties fo:color="#8d281e" style:text-position="0% 100%" style:font-name="Tibetan Machine Uni1" fo:font-size="14pt" fo:font-style="normal" style:text-underline-style="none" fo:font-weight="bold" officeooo:rsid="0030c70d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43" style:family="text">
      <style:text-properties fo:color="#8d281e" style:text-position="0% 100%" style:font-name="Tibetan Machine Uni1" fo:font-size="14pt" fo:font-style="normal" style:text-underline-style="none" fo:font-weight="bold" officeooo:rsid="0034f5f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44" style:family="text">
      <style:text-properties officeooo:rsid="002fcf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<text:span text:style-name="T2">0</text:span><text:span text:style-name="T1">/0</text:span><text:span text:style-name="T2">7</text:span><text:span text:style-name="T1">/2022 </text:span><text:span text:style-name="T2">domingo</text:span></text:p>
      <text:p text:style-name="P2"/>
      <text:p text:style-name="P48">Aprenda sobre o framwork Bootstrap</text:p>
      <text:p text:style-name="P6"/>
      <text:list xml:id="list876868528" text:style-name="L1">
        <text:list-item>
          <text:p text:style-name="P13">Objetivos desta aula</text:p>
          <text:list>
            <text:list-item>
              <text:p text:style-name="P7">Aprofundar mais o HTML 5;</text:p>
            </text:list-item>
            <text:list-item>
              <text:p text:style-name="P7">Aprender a utilizar o framework Bootstrap;</text:p>
            </text:list-item>
            <text:list-item>
              <text:p text:style-name="P35"><text:span text:style-name="T6">Construir um site utilizando HTML5, CSS3 e Bootstrap.</text:span></text:p>
            </text:list-item>
          </text:list>
        </text:list-item>
      </text:list>
      <text:p text:style-name="P36"><text:span text:style-name="T6"/></text:p>
      <text:list xml:id="list172322124374597" text:continue-numbering="true" text:style-name="L1">
        <text:list-item>
          <text:p text:style-name="P40"><text:span text:style-name="T8">Bootstrap</text:span></text:p>
        </text:list-item>
      </text:list>
      <text:p text:style-name="P41"><text:span text:style-name="T7">O bootstrap se trata de um framework para desenvolvimento de sites responsivos, ou seja sites que conseguimos usar em multiplataformas.</text:span></text:p>
      <text:p text:style-name="P41"><text:span text:style-name="T7">Ele possui uma vasta biblioteca de componentes que facilitam e agilizam o desenvolvimento de páginas web. Hoje em dia é um dos frameworks mais conhecidos e utilizados no mercado para desenvolvimento Front-End.</text:span></text:p>
      <text:p text:style-name="P41"><text:span text:style-name="T7"/></text:p>
      <text:list xml:id="list4142340877" text:style-name="L2">
        <text:list-item>
          <text:p text:style-name="P42"><text:span text:style-name="T8">Vejamos na prática</text:span></text:p>
          <text:list>
            <text:list-item>
              <text:p text:style-name="P43"><text:span text:style-name="T8">Primeiramente acesse o site do bootstrap, </text:span><text:a xlink:type="simple" xlink:href="https://getbootstrap.com/" text:style-name="Internet_20_link" text:visited-style-name="Visited_20_Internet_20_Link">https://getbootstrap.com/</text:a><text:span text:style-name="T8">;</text:span></text:p>
              <text:list>
                <text:list-item>
                  <text:p text:style-name="P43"><text:span text:style-name="T8">No site você encontrará muita coisa sobre o framework, inclusive como usá-lo.</text:span></text:p>
                </text:list-item>
                <text:list-item>
                  <text:p text:style-name="P43"><text:span text:style-name="T8">Inclusive fazer o download.</text:span></text:p>
                </text:list-item>
              </text:list>
            </text:list-item>
            <text:list-item>
              <text:p text:style-name="P43"><text:span text:style-name="T8">Antes de fazer qualquer download, vá em </text:span><text:span text:style-name="T9">examples </text:span><text:span text:style-name="T10">para você se familiarizar e ver o quão vasta é a biblioteca do Bootstrap.</text:span></text:p>
            </text:list-item>
            <text:list-item>
              <text:p text:style-name="P44"><text:span text:style-name="T10">Escolha um (no curso escolhermos o </text:span><text:span text:style-name="T9">carousel, </text:span><text:span text:style-name="T10">e veja o código fonte dele. Note que dentro do código o bootstrap trabalha com classes específicas, nele trabalha com uma definição de </text:span><text:span text:style-name="T9">containers, rows e cols.</text:span></text:p>
            </text:list-item>
            <text:list-item>
              <text:p text:style-name="P45"><text:span text:style-name="T8">O Bootstrap divide em até 12 colunas, ou seja, 12 partes.</text:span></text:p>
            </text:list-item>
            <text:list-item>
              <text:p text:style-name="P46"><text:span text:style-name="T39">Não se esqueça, no Bootstrap sempre seguimos o padrão: </text:span><text:span text:style-name="T23">div.container, div.row, div.col.</text:span></text:p>
            </text:list-item>
          </text:list>
        </text:list-item>
        <text:list-item>
          <text:p text:style-name="P20"><text:span text:style-name="T25">Entendido isso, vamos criar nosso projeto no GitHub!</text:span></text:p>
        </text:list-item>
        <text:list-item>
          <text:p text:style-name="P20"><text:span text:style-name="T25">Clone o repositório criado para seu PC, como de praxe em todos os estudos!</text:span></text:p>
        </text:list-item>
        <text:list-item>
          <text:p text:style-name="P21"><text:span text:style-name="T25">Hands on </text:span><text:span text:style-name="T26">vamos abrir nosso projeto no VS-Code.</text:span></text:p>
        </text:list-item>
      </text:list>
      <text:p text:style-name="P22"><text:span text:style-name="T26"/></text:p>
      <text:list xml:id="list172322268702220" text:continue-numbering="true" text:style-name="L2">
        <text:list-item>
          <text:p text:style-name="P23"><text:span text:style-name="T26">Faça o download do Bootstrap e descompacte-o para dentro da pasta do projeto.</text:span></text:p>
        </text:list-item>
        <text:list-item>
          <text:p text:style-name="P23"><text:span text:style-name="T26">Quando baixamos a versão </text:span><text:span text:style-name="T24">CSS e JS compilados </text:span><text:span text:style-name="T26">teremos uma pasta de cada um, dentro do JavaScript por exemplo teremos toda uma biblioteca dentro dela, porém neste curso como o foco é somente o bootstrap, não utilizaremos.</text:span></text:p>
        </text:list-item>
        <text:list-item>
          <text:p text:style-name="P37"><text:span text:style-name="T14">Utilizaremos apenas a pasta do CSS, mais precisamente o arquivo </text:span><text:span text:style-name="T11">bootstrap.min.css</text:span><text:span text:style-name="T14">.</text:span></text:p>
        </text:list-item>
        <text:list-item>
          <text:p text:style-name="P52"><text:soft-page-break/><text:span text:style-name="T15">Se você abrir o arquivo bootstrap.css e o arquivo citado acima, serão os mesmos arquivos, porém no bootstrap.css ele está em forma toda i</text:span><text:span text:style-name="T16">n</text:span><text:span text:style-name="T15">dentada como quando escrevemos nosso CSS.</text:span></text:p>
        </text:list-item>
        <text:list-item>
          <text:p text:style-name="P53"><text:span text:style-name="T15">O aquivo .min.css é composto com os mesmos códigos, porém sem indentação e sem espaços, chamamos de arquivo minificado utilizamos para deixar o arquivo menor.</text:span></text:p>
        </text:list-item>
        <text:list-item>
          <text:p text:style-name="P53"><text:span text:style-name="T15">Usamos a minificação para que o arquivo fique menor, facilitando a renderização da nossa página, ou seja, nossa página fica mais rápida.</text:span></text:p>
        </text:list-item>
      </text:list>
      <text:p text:style-name="P54"><text:span text:style-name="T15"/></text:p>
      <text:p text:style-name="P47"><text:span text:style-name="T28">Aprenda </text:span><text:span text:style-name="T29">a utilizar</text:span><text:span text:style-name="T28"> Bootstrap </text:span><text:span text:style-name="T29">na sua página WEB</text:span></text:p>
      <text:p text:style-name="P4"><text:span text:style-name="T41"/></text:p>
      <text:list xml:id="list994030591" text:style-name="L3">
        <text:list-item>
          <text:p text:style-name="P8"><text:span text:style-name="T27">Para facilitar, renomearemos nossa pasta do bootstrap, para apenas, </text:span><text:span text:style-name="T30">bootstrap.</text:span></text:p>
        </text:list-item>
        <text:list-item>
          <text:p text:style-name="P8"><text:span text:style-name="T27">Criaremos o código base do nosso HTML.</text:span></text:p>
        </text:list-item>
        <text:list-item>
          <text:p text:style-name="P8"><text:span text:style-name="T27">Linkaremos nosso CSS do bootstrap no nosso arquivo index.html.</text:span></text:p>
        </text:list-item>
        <text:list-item>
          <text:p text:style-name="P9"><text:span text:style-name="T27">Além do bootstrap, criaremos nossa folha de estilo pessoal para fazermos nossas manipulações.</text:span></text:p>
        </text:list-item>
        <text:list-item>
          <text:p text:style-name="P10"><text:span text:style-name="T27">Por questões de padronização ao criar um arquivo css, crie sempre um </text:span><text:span text:style-name="T32">type=“text/css”.</text:span></text:p>
        </text:list-item>
        <text:list-item>
          <text:p text:style-name="P14"><text:span text:style-name="T34">Nesse projeto, começaremos criando nossa barra de navegação (navbar), para isso basta ir no site do bootstrap e procurar por navbar em: documentatiom&gt;components&gt;</text:span><text:span text:style-name="T36">navbar.</text:span></text:p>
        </text:list-item>
        <text:list-item>
          <text:p text:style-name="P16"><text:span text:style-name="T34">Nota-se que o bootstrap nada mais é que um conjunto de estilos pré configurados.</text:span></text:p>
        </text:list-item>
        <text:list-item>
          <text:p text:style-name="P16"><text:span text:style-name="T34">Escolha a navbar que você desejar e basta copiar e colar o código, ou para fixar melhor no curso digitaremos cada parte dela.</text:span></text:p>
        </text:list-item>
        <text:list-item>
          <text:p text:style-name="P16"><text:span text:style-name="T34">No curso usaremos a navbar </text:span><text:span text:style-name="T37">Supported content.</text:span></text:p>
        </text:list-item>
        <text:list-item>
          <text:p text:style-name="P17"><text:span text:style-name="T34">No lugar do botão usaremos uma imagem retirada do pexels (repósitorio gratuito de imagens).</text:span></text:p>
        </text:list-item>
        <text:list-item>
          <text:p text:style-name="P17"><text:span text:style-name="T34">No curso o professor mexe no tamanho do logo colocado na navbar, com css inline, pessoalmente eu não gosto dessa forma de estilização, portanto usarei o meu css pessoal criado no html.</text:span></text:p>
        </text:list-item>
        <text:list-item>
          <text:p text:style-name="P17"><text:span text:style-name="T34">Agora usaremos a </text:span><text:span text:style-name="T37">div </text:span><text:span text:style-name="T34">que contém a lista não-ordenada </text:span><text:span text:style-name="T35">abaixo da âncora com a imagem</text:span><text:span text:style-name="T34">.</text:span></text:p>
        </text:list-item>
        <text:list-item>
          <text:p text:style-name="P18"><text:span text:style-name="T34">A div é apenas para criar uma divisão e aplicar os estilos que estão contidos na classe que está dentro dessa divisão.</text:span></text:p>
        </text:list-item>
        <text:list-item>
          <text:p text:style-name="P18"><text:span text:style-name="T34">E começaremos criar nossa lista não-ordenada.</text:span></text:p>
        </text:list-item>
      </text:list>
      <text:p text:style-name="P19"><text:span text:style-name="T34"/></text:p>
      <text:p text:style-name="P19"><text:span text:style-name="T34"/></text:p>
      <text:p text:style-name="P19"><text:span text:style-name="T34"/></text:p>
      <text:p text:style-name="P19"><text:span text:style-name="T34"/></text:p>
      <text:p text:style-name="P49"><text:soft-page-break/><text:span text:style-name="T40">C</text:span>rie containers personalizado para o seu site</text:p>
      <text:p text:style-name="P49"/>
      <text:list xml:id="list3345420018" text:style-name="L4">
        <text:list-item>
          <text:p text:style-name="P24">Note que como não colocamos a classe <text:span text:style-name="T22">bg-light </text:span>na tag nav, está branco e não da pra ver direito a estilização, portanto podemos estilizar ao nosso gosto usando nosso css pessoal ou usando o bg-light mesmo.</text:p>
        </text:list-item>
        <text:list-item>
          <text:p text:style-name="P25">Com o navbar pronto, agora criaremos uma seção para a nossa página, com o id <text:span text:style-name="T21">quem somos.</text:span></text:p>
        </text:list-item>
        <text:list-item>
          <text:p text:style-name="P25">Criaremos o id para podemos linkar com nossos itens da nav.</text:p>
        </text:list-item>
        <text:list-item>
          <text:p text:style-name="P25">Dentro do bootstrap trabalhamos muito com DIVs e usaremos na section uma div com a classe <text:span text:style-name="T21">container.</text:span></text:p>
        </text:list-item>
        <text:list-item>
          <text:p text:style-name="P26">Nota-se que como usamos a classe container e ela já existe no bootstrap ele já cria um texto por exemplo com uma margem para a esquerda.</text:p>
        </text:list-item>
        <text:list-item>
          <text:p text:style-name="P26">Não usaremos o container do bootstrap, vamos criar nossa própria estilização.</text:p>
        </text:list-item>
        <text:list-item>
          <text:p text:style-name="P26">Se você criar uma nova classe e colorir o background dela, você vai notar que se você for usar o background da página branca, tudo bem, porém se por acaso for usar alguma cor já não vai ficar legal, pois ele fica menor deixando um gap lateral muito desproporcional. </text:p>
        </text:list-item>
        <text:list-item>
          <text:p text:style-name="P26">Como no curso faremos um site colorido, o container não será uma boa opção para o uso na section.</text:p>
        </text:list-item>
        <text:list-item>
          <text:p text:style-name="P26">Dentro do bootstrap temos um outro container que é o <text:span text:style-name="T22">container-fluid </text:span>que vai pegar a largura total da viewport.</text:p>
        </text:list-item>
        <text:list-item>
          <text:p text:style-name="P26">Porém nosso conteúdo ficará muito para o canto, caso queira podemos usar outra classe do bootstrap que é o <text:span text:style-name="T22">text-center</text:span> que vai centralizar nosso texto.</text:p>
        </text:list-item>
        <text:list-item>
          <text:p text:style-name="P26">Vamos criar uma classe para nosso estilo pessoal para dar uma margem entre o conteúdo e a barra de navegação.</text:p>
        </text:list-item>
        <text:list-item>
          <text:p text:style-name="P26">Porém ficará branco, porque usamos margin e ele da uma margem externa, usaremos <text:span text:style-name="T22">padding, </text:span>para dar a mesma margem só que sem tirar a cor que definimos no quem-somos.</text:p>
        </text:list-item>
      </text:list>
      <text:p text:style-name="P27"/>
      <text:p text:style-name="P50">Trabalhando com imagens dentro de containers</text:p>
      <text:p text:style-name="P50"/>
      <text:list xml:id="list2827838053" text:style-name="L5">
        <text:list-item>
          <text:p text:style-name="P28">Vamos iniciar tirando a tag <text:span text:style-name="T22">p </text:span>que criamos para testar e criaremos definitivamente um <text:span text:style-name="T22">&lt;h3&gt;.</text:span></text:p>
        </text:list-item>
        <text:list-item>
          <text:p text:style-name="P28">Colocaremos dentro da nossa div na section, abaixo do h3 uma imagem, usaremos a imagem <text:span text:style-name="T22">time.</text:span></text:p>
        </text:list-item>
        <text:list-item>
          <text:p text:style-name="P28">Como a imagem vem muito grande nós redimensionaremos ela através do nosso css.</text:p>
        </text:list-item>
        <text:list-item>
          <text:p text:style-name="P28">Através do css nós diminuimos ela usando largura e altura de 400px, porém nota-se que ela não ficou muito elegante, porém nós iremos arredondar ela.</text:p>
        </text:list-item>
        <text:list-item>
          <text:p text:style-name="P28"><text:soft-page-break/>Como já existe no bootstrap, se você buscar no código fonte do layout que escolhermos existe a classe <text:span text:style-name="T22">rounded-circle </text:span>basta usar ela dentro da classe da sua imagem.</text:p>
        </text:list-item>
        <text:list-item>
          <text:p text:style-name="P29">Abaixo da imagem vamos dar mais um espaçamento com o <text:span text:style-name="T22">padding-bottom </text:span>de 50px.</text:p>
        </text:list-item>
        <text:list-item>
          <text:p text:style-name="P29">Ou poderemos usar o shorthand, que pessoalmente acho mais usual.</text:p>
        </text:list-item>
        <text:list-item>
          <text:p text:style-name="P29">Agora linkaremos nossa página para o respectivo criado por nós, na âncora do nav, onde está a tralha, basta colocar o nome da página a ser direcionada, na frente da tralha, pois é um redirecionamento interno, não necessitando criar outro html e sim rolando direto para a área desejada, <text:span text:style-name="T44">ou seja, usamos o id que criamos na section.</text:span></text:p>
        </text:list-item>
        <text:list-item>
          <text:p text:style-name="P30">Criaremos um texto dentro da section quem somos, em curso o professor usou h3 eu criarei o famoso lorem.</text:p>
        </text:list-item>
      </text:list>
      <text:p text:style-name="P31"/>
      <text:p text:style-name="P51">Crie lista de navegação com imagens em seu projeto</text:p>
      <text:p text:style-name="P51"/>
      <text:list xml:id="list662798402" text:style-name="L6">
        <text:list-item>
          <text:p text:style-name="P32">Começaremos criando mais uma section, abaixo do nosso quem somos, com o id de parceiros.</text:p>
        </text:list-item>
        <text:list-item>
          <text:p text:style-name="P32">Crie mais uma div dentro dessa nova seção, com a classe container-fluid.</text:p>
        </text:list-item>
        <text:list-item>
          <text:p text:style-name="P32">Coloque também na div o texto alinhado e a margem usada na div da seção anterior.</text:p>
        </text:list-item>
        <text:list-item>
          <text:p text:style-name="P33">Criaremos mais uma classe dentro dessa div com o nome de parceiros, para que possamos colocar uma cor no background.</text:p>
        </text:list-item>
        <text:list-item>
          <text:p text:style-name="P33">Usaremos a mesma cor que esteja, porém mais clara.</text:p>
        </text:list-item>
        <text:list-item>
          <text:p text:style-name="P33">Agora vamos utilizar a separação que vimos no código exemplo do bootstrap.</text:p>
        </text:list-item>
        <text:list-item>
          <text:p text:style-name="P33">Iremos dividir a página em 3 colunas nessa seção, como no carousel.</text:p>
        </text:list-item>
        <text:list-item>
          <text:p text:style-name="P33">Basta copiar do bootstrap&gt;example&gt;carousel.</text:p>
        </text:list-item>
        <text:list-item>
          <text:p text:style-name="P33">No código na parte das colunas está usando col-lg-4, porém em aula o professor usou <text:span text:style-name="T22">col-md-4</text:span>, e tanto faz o uso, MD é médio e LG é grande, depende do que você queira utilizar.</text:p>
        </text:list-item>
        <text:list-item>
          <text:p text:style-name="P38"><text:span text:style-name="T17">É apenas uma forma para que possamos controlar para cada dispositivo, LG pra grande = </text:span><text:span text:style-name="T12">large, </text:span><text:span text:style-name="T17">MD pra médio =</text:span><text:span text:style-name="T12"> medium</text:span><text:span text:style-name="T17"> e SM para pequeno = </text:span><text:span text:style-name="T12">small.</text:span></text:p>
        </text:list-item>
        <text:list-item>
          <text:p text:style-name="P34">Podemos usar em conjunto, ou seja, por exemplo para dispositivos menores usaremos apenas 2 colunas, ai você coloca <text:span text:style-name="T22">col-sm-2 </text:span>para smartphone por exemplo.</text:p>
        </text:list-item>
        <text:list-item>
          <text:p text:style-name="P34">Agora que criamos toda estrutura de divisão, vamos colocar nossa imagem igual está no exemplo.</text:p>
        </text:list-item>
        <text:list-item>
          <text:p text:style-name="P38"><text:span text:style-name="T17">Quando colocamos as três imagens uma meio que sobrepõe a outra, então basta colocarmos width de 100%. </text:span></text:p>
        </text:list-item>
        <text:list-item>
          <text:p text:style-name="P55"><text:span text:style-name="T18">Como dito antes, em aula o professor usa css inline pra isso, eu particularmente não gosto então criei mais uma classe para estilizar essa parte.</text:span></text:p>
        </text:list-item>
        <text:list-item>
          <text:p text:style-name="P55"><text:soft-page-break/><text:span text:style-name="T18">Como estamos usando bootstrap, ele já ficará responsivo, faça seus teste!</text:span></text:p>
        </text:list-item>
      </text:list>
      <text:p text:style-name="P56"><text:span text:style-name="T18"/></text:p>
      <text:p text:style-name="P5"><text:span text:style-name="T42">Crie lista de navegação </text:span><text:span text:style-name="T43">dentro de containers utilizando imagens</text:span></text:p>
      <text:p text:style-name="P5"><text:span text:style-name="T43"/></text:p>
      <text:list xml:id="list3970278028" text:style-name="L7">
        <text:list-item>
          <text:p text:style-name="P11"><text:span text:style-name="T31">Agora vamos criar nossa seção de serviços.</text:span></text:p>
        </text:list-item>
        <text:list-item>
          <text:p text:style-name="P11"><text:span text:style-name="T31">Criaremos basicamente com a mesma estrutura que as sections anteriores.</text:span></text:p>
        </text:list-item>
        <text:list-item>
          <text:p text:style-name="P12"><text:span text:style-name="T31">Criaremos com duas colunas então ciraremos duas divs com a classe </text:span><text:span text:style-name="T33">col-lg-6.</text:span></text:p>
        </text:list-item>
        <text:list-item>
          <text:p text:style-name="P15"><text:span text:style-name="T38">Dentro delas colocaremos imagens e criaremos a largura 100%, assim como na section anterior.</text:span></text:p>
        </text:list-item>
        <text:list-item>
          <text:p text:style-name="P39"><text:span text:style-name="T19">Acima das imagens colocaremos texto, usarei novamente o lorem ipsum.</text:span></text:p>
        </text:list-item>
        <text:list-item>
          <text:p text:style-name="P57"><text:span text:style-name="T19">L</text:span><text:span text:style-name="T18">embrando que o bootstrap divide sempre em doze então você sempre divide os valores para dar 12, no col.</text:span></text:p>
        </text:list-item>
        <text:list-item>
          <text:p text:style-name="P57"><text:span text:style-name="T18">Use a classe </text:span><text:span text:style-name="T13">margin </text:span><text:span text:style-name="T18">que criamos, nos H3.</text:span></text:p>
        </text:list-item>
        <text:list-item>
          <text:p text:style-name="P57"><text:span text:style-name="T18">Agora vamos criar nosso rodapé.</text:span></text:p>
        </text:list-item>
        <text:list-item>
          <text:p text:style-name="P57"><text:span text:style-name="T18">Apenas com um parágrafo escrito o desenvolvido por…</text:span></text:p>
        </text:list-item>
        <text:list-item>
          <text:p text:style-name="P58"><text:span text:style-name="T18">Nota que só precisamos aprender as classes do bootstrap e com nosso conhecimento em css conseguimos usar e manipular todos os dados!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c55f1"/>
    </style:style>
    <style:style style:name="MT1" style:family="text">
      <style:text-properties fo:color="#c9211e" style:font-name="Tibetan Machine Uni" fo:font-size="14pt" fo:font-weight="bold" style:font-size-asian="14pt" style:font-weight-asian="bold" style:font-name-complex="Tibetan Machine Uni2" style:font-size-complex="14pt" style:font-weight-complex="bold"/>
    </style:style>
    <style:style style:name="MT2" style:family="text">
      <style:text-properties fo:color="#c9211e" style:font-name="Tibetan Machine Uni" fo:font-size="14pt" fo:font-weight="bold" officeooo:rsid="001c55f1" style:font-size-asian="14pt" style:font-weight-asian="bold" style:font-name-complex="Tibetan Machine Uni2" style:font-size-complex="14pt" style:font-weight-complex="bold"/>
    </style:style>
    <style:style style:name="MT3" style:family="text">
      <style:text-properties style:use-window-font-color="true" style:font-name="Tibetan Machine Uni" fo:font-size="14pt" fo:font-weight="bold" officeooo:rsid="001c55f1" style:font-size-asian="14pt" style:font-weight-asian="bold" style:font-name-complex="Tibetan Machine Uni2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ntrodução ao </text:span><text:span text:style-name="MT2">Bootstrap </text:span><text:span text:style-name="MT3">Digital Innovation On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0T17:08:36.859977218</dc:date>
    <meta:editing-duration>PT34M1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92" meta:word-count="1532" meta:character-count="8785" meta:non-whitespace-character-count="7425"/>
  </office:meta>
</office:document-meta>
</file>